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D500000094AC063CB846DE59B0.png" manifest:media-type="image/png"/>
  <manifest:file-entry manifest:full-path="Pictures/10000201000003A5000001C26108FD75E65D244C.png" manifest:media-type="image/png"/>
  <manifest:file-entry manifest:full-path="Pictures/10000000000009AC000000B87FDA9EBC08578B33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1">
      <style:paragraph-properties fo:margin-top="0cm" fo:margin-bottom="0.071cm" style:contextual-spacing="false" fo:line-height="100%"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P4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5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6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7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8" style:family="paragraph" style:parent-style-name="normal" style:list-style-name="WWNum1">
      <style:paragraph-properties fo:margin-top="0cm" fo:margin-bottom="0cm" style:contextual-spacing="false"/>
    </style:style>
    <style:style style:name="P9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 fo:break-before="auto" fo:break-after="auto"/>
    </style:style>
    <style:style style:name="P10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</style:style>
    <style:style style:name="P11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officeooo:rsid="0018d745" officeooo:paragraph-rsid="0018d745"/>
    </style:style>
    <style:style style:name="P12" style:family="paragraph" style:parent-style-name="normal">
      <style:paragraph-properties fo:margin-left="1.27cm" fo:margin-right="0cm" fo:margin-top="0cm" fo:margin-bottom="0cm" style:contextual-spacing="false" fo:text-indent="-0.635cm" style:auto-text-indent="false"/>
      <style:text-properties officeooo:paragraph-rsid="0018d745"/>
    </style:style>
    <style:style style:name="P13" style:family="paragraph" style:parent-style-name="normal">
      <style:paragraph-properties fo:margin-left="1.27cm" fo:margin-right="0cm" fo:margin-top="0cm" fo:margin-bottom="0cm" style:contextual-spacing="false" fo:text-indent="-0.635cm" style:auto-text-indent="false" fo:break-before="page"/>
    </style:style>
    <style:style style:name="P14" style:family="paragraph" style:parent-style-name="normal" style:list-style-name="WWNum1">
      <style:paragraph-properties fo:margin-left="1.27cm" fo:margin-right="0cm" fo:text-indent="-0.635cm" style:auto-text-indent="false" fo:break-before="auto" fo:break-after="auto"/>
    </style:style>
    <style:style style:name="P15" style:family="paragraph" style:parent-style-name="normal">
      <style:paragraph-properties fo:break-before="auto" fo:break-after="auto"/>
    </style:style>
    <style:style style:name="P16" style:family="paragraph" style:parent-style-name="normal">
      <style:paragraph-properties fo:break-before="auto" fo:break-after="auto">
        <style:tab-stops>
          <style:tab-stop style:position="3.254cm"/>
        </style:tab-stops>
      </style:paragraph-properties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weight="bold" style:font-weight-asian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qk5vq6w6p8n4"/><text:span text:style-name="T1">ENTORNOS DE DESARROLLO - 1º DAM</text:span></text:p>
      <text:p text:style-name="P1"><text:bookmark text:name="_99912dxth5nq"/><text:span text:style-name="T2">UD1. ELEMENTOS DEL DESARROLLO DE SOFTWARE</text:span></text:p>
      <text:p text:style-name="Heading_20_2"><text:bookmark text:name="_p8iebq5cuhpq"/></text:p>
      <text:p text:style-name="Heading_20_2"><text:bookmark text:name="_v6s3eategcm4"/>E03 - PREGUNTAS SOBRE EL APARTADO 4</text:p>
      <text:p text:style-name="P4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<text:span text:style-name="T5">Resultado de Aprendizaje 1</text:span>: Reconoce los elementos y herramientas que intervienen en el desarrollo de un programa informático, analizando sus características y las fases en las que actúan hasta llegar a su puesta en funcionamiento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6">Criterio de evaluación</text:p>
          </table:table-cell>
          <table:table-cell table:style-name="Tabla1.A1" office:value-type="string">
            <text:p text:style-name="P6">Ejercicio/s</text:p>
          </table:table-cell>
        </table:table-row>
        <table:table-row table:style-name="Tabla1.1">
          <table:table-cell table:style-name="Tabla1.A1" office:value-type="string">
            <text:p text:style-name="P7">RA01.b Se han clasificado los lenguajes de programación, identificando las principales características de Java.</text:p>
          </table:table-cell>
          <table:table-cell table:style-name="Tabla1.A1" office:value-type="string">
            <text:p text:style-name="P7">TODOS</text:p>
          </table:table-cell>
        </table:table-row>
      </table:table>
      <text:p text:style-name="P3"><text:bookmark text:name="_9wl0jjtf0xqq"/></text:p>
      <text:list xml:id="list2604549851" text:style-name="WWNum1">
        <text:list-item>
          <text:p text:style-name="P9">¿Cómo se llama el creador de Java?</text:p>
        </text:list-item>
      </text:list>
      <text:p text:style-name="P10"><text:span text:style-name="T7"/></text:p>
      <text:p text:style-name="P11"><text:span text:style-name="T7">James Gosling</text:span></text:p>
      <text:p text:style-name="P10"><text:span text:style-name="T7"/></text:p>
      <text:list xml:id="list215857740427349" text:continue-numbering="true" text:style-name="WWNum1">
        <text:list-item>
          <text:p text:style-name="P9">¿A partir de qué lenguaje está creado Java?</text:p>
        </text:list-item>
      </text:list>
      <text:p text:style-name="P10"><text:span text:style-name="T7"/></text:p>
      <text:p text:style-name="P11"><text:span text:style-name="T7">C++</text:span></text:p>
      <text:p text:style-name="P10"><text:span text:style-name="T7"/></text:p>
      <text:list xml:id="list215857360047216" text:continue-numbering="true" text:style-name="WWNum1">
        <text:list-item>
          <text:p text:style-name="P9">¿En qué fecha fue lanzado Java?</text:p>
        </text:list-item>
      </text:list>
      <text:p text:style-name="P10"><text:span text:style-name="T7"/></text:p>
      <text:p text:style-name="P10"><text:span text:style-name="T7"><text:s/>23 de Mayo de 1995</text:span></text:p>
      <text:p text:style-name="P10"><text:span text:style-name="T7"/></text:p>
      <text:list xml:id="list215857608273641" text:continue-numbering="true" text:style-name="WWNum1">
        <text:list-item>
          <text:p text:style-name="P9">Enumera las razones que motivaron la creación de Java.</text:p>
        </text:list-item>
      </text:list>
      <text:p text:style-name="P10"><text:span text:style-name="T7"/></text:p>
      <text:p text:style-name="P10"><text:span text:style-name="T7">Creciente necesidad de interfaces mucho más cómodas e intuitivas que los sistemas de ventanas que</text:span></text:p>
      <text:p text:style-name="P10"><text:span text:style-name="T7">proliferaban hasta el momento.</text:span></text:p>
      <text:p text:style-name="P10"><text:span text:style-name="T7"/></text:p>
      <text:p text:style-name="P10"><text:span text:style-name="T7">Fiabilidad del código y facilidad de desarrollo. Gosling observó que muchas de las características que</text:span></text:p>
      <text:p text:style-name="P10"><text:span text:style-name="T7">ofrecían C o C++ aumentaban de forma alarmante el gran coste de pruebas y depuración. Por ello en los</text:span></text:p>
      <text:p text:style-name="P10"><text:span text:style-name="T7">sus ratos libres creó un lenguaje de programación donde intentaba solucionar los fallos que encontraba</text:span></text:p>
      <text:p text:style-name="P10"><text:span text:style-name="T7">en C++.</text:span></text:p>
      <text:p text:style-name="P10"><text:span text:style-name="T7"/></text:p>
      <text:p text:style-name="P10"><text:span text:style-name="T7">Enorme diversidad de controladores electrónicos. Los dispositivos electrónicos se controlan</text:span></text:p>
      <text:p text:style-name="P10"><text:span text:style-name="T7">mediante la utilización de microprocesadores de bajo precio y reducidas prestaciones, que varían cada</text:span></text:p>
      <text:p text:style-name="P10"><text:span text:style-name="T7">poco tiempo y que utilizan diversos conjuntos de instrucciones. Java permite escribir un código común</text:span></text:p>
      <text:p text:style-name="P10"><text:span text:style-name="T7">para todos los dispositivos.</text:span></text:p>
      <text:p text:style-name="P10"><text:span text:style-name="T7"/></text:p>
      <text:p text:style-name="P13"/>
      <text:list xml:id="list215855964238172" text:continue-numbering="true" text:style-name="WWNum1">
        <text:list-item>
          <text:p text:style-name="P9">Enumera las fechas y el número de versión de Java desde la versión 1.0, liberada en el año 1995.</text:p>
        </text:list-item>
      </text:list>
      <text:p text:style-name="P10"><text:span text:style-name="T7"/></text:p>
      <text:p text:style-name="P10"><text:span text:style-name="T7">JDK Beta<text:tab/>1995<text:tab/></text:span></text:p>
      <text:p text:style-name="P10"><text:span text:style-name="T7">JDK 1.0<text:tab/>Enero de 1996<text:tab/></text:span></text:p>
      <text:p text:style-name="P10"><text:span text:style-name="T7">JDK 1.1<text:tab/>Febrero de 1997<text:tab/></text:span></text:p>
      <text:p text:style-name="P10"><text:span text:style-name="T7">J2SE 1.2<text:tab/>Diciembre de 1998<text:tab/></text:span></text:p>
      <text:p text:style-name="P10"><text:span text:style-name="T7">J2SE 1.3<text:tab/>Mayo de 2000<text:tab/></text:span></text:p>
      <text:p text:style-name="P10"><text:span text:style-name="T7">J2SE 1.4<text:tab/>Febrero de 2002<text:tab/></text:span></text:p>
      <text:p text:style-name="P10"><text:span text:style-name="T7">J2SE 5.0<text:tab/>Septiembre de 2004<text:tab/></text:span></text:p>
      <text:p text:style-name="P10"><text:span text:style-name="T7">Java SE 6<text:tab/>Diciembre de 2006<text:tab/></text:span></text:p>
      <text:p text:style-name="P10"><text:span text:style-name="T7">Java SE 7<text:tab/></text:span></text:p>
      <text:p text:style-name="P10"><text:span text:style-name="T7">Java SE 8 (LTS)<text:tab/>Marzo del 2014<text:tab/></text:span></text:p>
      <text:p text:style-name="P10"><text:span text:style-name="T7">Java SE 9<text:tab/>Septiembre de 2017<text:tab/></text:span></text:p>
      <text:p text:style-name="P10"><text:span text:style-name="T7">Java SE 10<text:tab/>Marzo de 2018<text:tab/></text:span></text:p>
      <text:p text:style-name="P10"><text:span text:style-name="T7">Java SE 11 (LTS)<text:tab/>Septiembre de 2018<text:tab/></text:span></text:p>
      <text:p text:style-name="P12"><text:span text:style-name="T7">Java SE 12<text:tab/>Marzo de 2019<text:tab/></text:span></text:p>
      <text:p text:style-name="P12"><text:span text:style-name="T7">Java SE 13<text:tab/>Septiembre de 2019<text:tab/></text:span></text:p>
      <text:p text:style-name="P10"><text:span text:style-name="T7">Java SE 14<text:tab/>Marzo de 2020<text:tab/></text:span></text:p>
      <text:p text:style-name="P10"><text:span text:style-name="T7">Java SE 15<text:tab/>Septiembre de 2020<text:tab/></text:span></text:p>
      <text:p text:style-name="P10"><text:span text:style-name="T7">Java SE 16<text:tab/>Marzo 2021<text:tab/></text:span></text:p>
      <text:p text:style-name="P10"><text:span text:style-name="T7">Java SE 17 (LTS)<text:tab/>Septiembre 2021<text:tab/></text:span></text:p>
      <text:p text:style-name="P10"><text:span text:style-name="T7"/></text:p>
      <text:p text:style-name="P10"><text:span text:style-name="T7"/></text:p>
      <text:list xml:id="list215856184112191" text:continue-numbering="true" text:style-name="WWNum1">
        <text:list-item>
          <text:p text:style-name="P9">Enumera las características de Java.</text:p>
        </text:list-item>
      </text:list>
      <text:p text:style-name="P10"><text:span text:style-name="T7"><text:tab/></text:span></text:p>
      <text:list xml:id="list215857638069133" text:continue-numbering="true" text:style-name="WWNum1">
        <text:list-item>
          <text:list>
            <text:list-item>
              <text:p text:style-name="P8"><text:span text:style-name="T7">Lenguaje Simple</text:span></text:p>
            </text:list-item>
            <text:list-item>
              <text:p text:style-name="P8"><text:span text:style-name="T7"><text:tab/>Orientado a objetos</text:span></text:p>
            </text:list-item>
            <text:list-item>
              <text:p text:style-name="P8"><text:span text:style-name="T7"><text:tab/>Distribuido</text:span></text:p>
            </text:list-item>
            <text:list-item>
              <text:p text:style-name="P8"><text:span text:style-name="T7"><text:tab/>Compilado e interpretado</text:span></text:p>
            </text:list-item>
            <text:list-item>
              <text:p text:style-name="P8"><text:span text:style-name="T7"><text:tab/>Robusto</text:span></text:p>
            </text:list-item>
            <text:list-item>
              <text:p text:style-name="P8"><text:span text:style-name="T7"><text:tab/>Seguro</text:span></text:p>
            </text:list-item>
            <text:list-item>
              <text:p text:style-name="P8"><text:span text:style-name="T7"><text:tab/>Independiente a la arquitectura</text:span></text:p>
            </text:list-item>
            <text:list-item>
              <text:p text:style-name="P8"><text:span text:style-name="T7"><text:tab/>Portable</text:span></text:p>
            </text:list-item>
            <text:list-item>
              <text:p text:style-name="P8"><text:span text:style-name="T7"><text:tab/>Multihilo</text:span></text:p>
            </text:list-item>
            <text:list-item>
              <text:p text:style-name="P8"><text:span text:style-name="T7"><text:tab/>Dinámico</text:span></text:p>
            </text:list-item>
          </text:list>
        </text:list-item>
      </text:list>
      <text:p text:style-name="P10"><text:span text:style-name="T7"/></text:p>
      <text:list xml:id="list215856320464186" text:continue-numbering="true" text:style-name="WWNum1">
        <text:list-item>
          <text:p text:style-name="P9">¿Por qué Java es simple?</text:p>
        </text:list-item>
      </text:list>
      <text:p text:style-name="P10"><text:span text:style-name="T7"/></text:p>
      <text:p text:style-name="P10"><text:span text:style-name="T7"/></text:p>
      <text:list xml:id="list215856431942502" text:continue-numbering="true" text:style-name="WWNum1">
        <text:list-item>
          <text:p text:style-name="P9">¿Qué significa que Java es independiente de la arquitectura? ¿Y portable?</text:p>
        </text:list-item>
        <text:list-item>
          <text:p text:style-name="P9">¿Por qué Java es compilado e interpretado?</text:p>
        </text:list-item>
        <text:list-item>
          <text:p text:style-name="P14">¿Qué es y para qué sirve la máquina virtual de Java (JVM)?</text:p>
        </text:list-item>
      </text:list>
      <text:p text:style-name="P15"/>
      <text:p text:style-name="P15"/>
      <text:p text:style-name="P15"/>
      <text:p text:style-name="P15"/>
      <text:p text:style-name="P16"><text:bookmark text:name="_gjdgxs"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default-outline-level="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png" text:anchor-type="char" svg:x="-0.413cm" svg:y="0.476cm" svg:width="5.211cm" svg:height="1.64cm" draw:z-index="5"><draw:image xlink:href="Pictures/10000201000001D500000094AC063CB846DE59B0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1.png" text:anchor-type="char" svg:x="14.102cm" svg:y="0.542cm" svg:width="3.12cm" svg:height="1.51cm" draw:z-index="3"><draw:image xlink:href="Pictures/10000201000003A5000001C26108FD75E65D244C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2.jpg" text:anchor-type="char" svg:x="-2.004cm" svg:y="-1.207cm" svg:width="21.008cm" svg:height="1.111cm" draw:z-index="1"><draw:image xlink:href="Pictures/10000000000009AC000000B87FDA9EBC08578B33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6T21:58:55.625000000</dc:date>
    <meta:editing-duration>PT6M13S</meta:editing-duration>
    <meta:editing-cycles>1</meta:editing-cycles>
    <meta:document-statistic meta:table-count="1" meta:image-count="3" meta:object-count="0" meta:page-count="2" meta:paragraph-count="62" meta:word-count="424" meta:character-count="2450" meta:non-whitespace-character-count="2075"/>
    <meta:generator>LibreOffice/7.1.2.2$Windows_X86_64 LibreOffice_project/8a45595d069ef5570103caea1b71cc9d82b2aae4</meta:generator>
  </office:meta>
</office:document-meta>
</file>